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Standard Symbols L1" svg:font-family="'Standard Symbols L'"/>
    <style:font-face style:name="DejaVu Sans" svg:font-family="'DejaVu Sans'" style:font-pitch="variable"/>
    <style:font-face style:name="Liberation Serif1" svg:font-family="'Liberation Serif'" style:font-pitch="variable"/>
    <style:font-face style:name="Standard Symbols L" svg:font-family="'Standard Symbol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4cm" svg:stroke-color="#365f91" draw:stroke-linejoin="miter" svg:stroke-linecap="butt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4cm" svg:stroke-color="#7598d9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DejaVu Sans1" fo:font-size="14pt" style:font-size-asian="14pt" style:font-name-complex="DejaVu Sans1" style:font-size-complex="14pt"/>
    </style:style>
    <style:style style:name="T2" style:family="text">
      <style:text-properties fo:color="#000000" style:font-name="DejaVu Sans1" fo:font-size="11pt" style:font-size-asian="11pt" style:font-name-complex="DejaVu Sans1" style:font-size-complex="11pt"/>
    </style:style>
    <style:style style:name="T3" style:family="text">
      <style:text-properties fo:color="#1f497d" style:font-name="DejaVu Sans1" fo:font-size="11pt" style:font-size-asian="11pt" style:font-name-complex="DejaVu Sans1" style:font-size-complex="11pt"/>
    </style:style>
    <style:style style:name="T4" style:family="text">
      <style:text-properties fo:color="#365f91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000000" style:font-name="DejaVu Sans1" fo:font-size="12pt" style:font-size-asian="12pt" style:font-name-complex="DejaVu Sans1" style:font-size-complex="12pt"/>
    </style:style>
    <style:style style:name="T6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7" style:family="text">
      <style:text-properties fo:color="#000000" style:font-name="Standard Symbols L1" fo:font-size="12pt" style:font-size-asian="12pt" style:font-name-complex="Standard Symbols L1" style:font-size-complex="12pt"/>
    </style:style>
    <style:style style:name="T8" style:family="text">
      <style:text-properties fo:color="#000000" style:font-name="Standard Symbols L1" fo:font-size="11pt" style:font-size-asian="11pt" style:font-name-complex="Standard Symbols L1" style:font-size-complex="11pt"/>
    </style:style>
    <style:style style:name="T9" style:family="text">
      <style:text-properties fo:color="#7598d9" style:font-name="DejaVu Sans1" fo:font-size="11pt" fo:font-weight="bold" style:font-size-asian="11pt" style:font-name-complex="DejaVu Sans1" style:font-size-complex="11pt" style:font-weight-complex="bold"/>
    </style:style>
    <style:style style:name="T10" style:family="text">
      <style:text-properties fo:color="#000000" style:font-name="DejaVu Sans1" fo:font-size="10pt" style:font-size-asian="10pt" style:font-name-complex="DejaVu Sans1" style:font-size-complex="10pt"/>
    </style:style>
    <style:style style:name="T11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65cm" svg:height="0.581cm" svg:x="2.544cm" svg:y="2.501cm">
          <draw:text-box>
            <text:p text:style-name="P1"><text:span text:style-name="T1">Deepthi Paryada </text:span></text:p>
          </draw:text-box>
        </draw:frame>
        <draw:frame draw:style-name="gr2" draw:text-style-name="P3" draw:layer="layout" svg:width="10.67cm" svg:height="0.454cm" svg:x="2.544cm" svg:y="3.076cm">
          <draw:text-box>
            <text:p text:style-name="P1"><text:span text:style-name="T2">Mobile: 015145492215 <text:s text:c="49"/></text:span></text:p>
          </draw:text-box>
        </draw:frame>
        <draw:frame draw:style-name="gr2" draw:text-style-name="P3" draw:layer="layout" svg:width="6.42cm" svg:height="0.454cm" svg:x="2.544cm" svg:y="3.527cm">
          <draw:text-box>
            <text:p text:style-name="P1"><text:span text:style-name="T2">Email: </text:span><text:span text:style-name="T3">Deepthi.thani@gamil.com</text:span></text:p>
          </draw:text-box>
        </draw:frame>
        <draw:frame draw:style-name="gr2" draw:text-style-name="P3" draw:layer="layout" svg:width="15.97cm" svg:height="0.454cm" svg:x="2.544cm" svg:y="3.979cm">
          <draw:text-box>
            <text:p text:style-name="P1"><text:span text:style-name="T2">__________________________________________________________________________________</text:span></text:p>
          </draw:text-box>
        </draw:frame>
        <draw:line draw:style-name="gr3" draw:text-style-name="P4" draw:layer="layout" svg:x1="2.543cm" svg:y1="5.281cm" svg:x2="10.131cm" svg:y2="5.281cm">
          <text:p/>
        </draw:line>
        <draw:frame draw:style-name="gr2" draw:text-style-name="P3" draw:layer="layout" svg:width="7.618cm" svg:height="0.454cm" svg:x="2.544cm" svg:y="4.882cm">
          <draw:text-box>
            <text:p text:style-name="P1"><text:span text:style-name="T4">CAREER SUMMARY AND OBJECTIVE</text:span></text:p>
          </draw:text-box>
        </draw:frame>
        <draw:frame draw:style-name="gr4" draw:text-style-name="P5" draw:layer="layout" svg:width="15.534cm" svg:height="0.497cm" svg:x="2.544cm" svg:y="5.788cm">
          <draw:text-box>
            <text:p text:style-name="P1"><text:span text:style-name="T5">A position that promises exciting challenges and opportunities for growth</text:span></text:p>
          </draw:text-box>
        </draw:frame>
        <draw:frame draw:style-name="gr4" draw:text-style-name="P5" draw:layer="layout" svg:width="15.052cm" svg:height="0.497cm" svg:x="2.544cm" svg:y="6.282cm">
          <draw:text-box>
            <text:p text:style-name="P1"><text:span text:style-name="T5">and professional development. Seeking an opportunity to add value by</text:span></text:p>
          </draw:text-box>
        </draw:frame>
        <draw:frame draw:style-name="gr4" draw:text-style-name="P5" draw:layer="layout" svg:width="15.318cm" svg:height="0.497cm" svg:x="2.544cm" svg:y="6.776cm">
          <draw:text-box>
            <text:p text:style-name="P1"><text:span text:style-name="T5">contributing my experience and knowledge while looking for avenues to</text:span></text:p>
          </draw:text-box>
        </draw:frame>
        <draw:frame draw:style-name="gr4" draw:text-style-name="P5" draw:layer="layout" svg:width="4.168cm" svg:height="0.497cm" svg:x="2.544cm" svg:y="7.269cm">
          <draw:text-box>
            <text:p text:style-name="P1"><text:span text:style-name="T5">grow professionally.</text:span></text:p>
          </draw:text-box>
        </draw:frame>
        <draw:line draw:style-name="gr3" draw:text-style-name="P4" draw:layer="layout" svg:x1="2.543cm" svg:y1="8.653cm" svg:x2="6.801cm" svg:y2="8.653cm">
          <text:p/>
        </draw:line>
        <draw:frame draw:style-name="gr2" draw:text-style-name="P3" draw:layer="layout" svg:width="4.278cm" svg:height="0.454cm" svg:x="2.544cm" svg:y="8.255cm">
          <draw:text-box>
            <text:p text:style-name="P1"><text:span text:style-name="T4">ACADEMIC PROFILE</text:span></text:p>
          </draw:text-box>
        </draw:frame>
        <draw:frame draw:style-name="gr2" draw:text-style-name="P3" draw:layer="layout" svg:width="6.119cm" svg:height="0.454cm" svg:x="2.544cm" svg:y="8.706cm">
          <draw:text-box>
            <text:p text:style-name="P1"><text:span text:style-name="T6">2011</text:span><text:span text:style-name="T2"> – Bachelor of Computers </text:span></text:p>
          </draw:text-box>
        </draw:frame>
        <draw:frame draw:style-name="gr2" draw:text-style-name="P3" draw:layer="layout" svg:width="5.095cm" svg:height="0.454cm" svg:x="2.544cm" svg:y="9.158cm">
          <draw:text-box>
            <text:p text:style-name="P1"><text:span text:style-name="T2">Specialization: Computers</text:span></text:p>
          </draw:text-box>
        </draw:frame>
        <draw:frame draw:style-name="gr2" draw:text-style-name="P3" draw:layer="layout" svg:width="9.019cm" svg:height="0.454cm" svg:x="2.544cm" svg:y="9.609cm">
          <draw:text-box>
            <text:p text:style-name="P1"><text:span text:style-name="T2">Ideal Degree College for Women’s, Hyderabad</text:span></text:p>
          </draw:text-box>
        </draw:frame>
        <draw:frame draw:style-name="gr2" draw:text-style-name="P3" draw:layer="layout" svg:width="7.855cm" svg:height="0.454cm" svg:x="2.544cm" svg:y="10.512cm">
          <draw:text-box>
            <text:p text:style-name="P1"><text:span text:style-name="T6">2008</text:span><text:span text:style-name="T2"> – Board of Intermediate Education</text:span></text:p>
          </draw:text-box>
        </draw:frame>
        <draw:frame draw:style-name="gr2" draw:text-style-name="P3" draw:layer="layout" svg:width="9.133cm" svg:height="0.454cm" svg:x="2.544cm" svg:y="10.964cm">
          <draw:text-box>
            <text:p text:style-name="P1"><text:span text:style-name="T2">Specialization: Maths, Economics&amp; Commerce </text:span></text:p>
          </draw:text-box>
        </draw:frame>
        <draw:frame draw:style-name="gr2" draw:text-style-name="P3" draw:layer="layout" svg:width="7.012cm" svg:height="0.454cm" svg:x="2.544cm" svg:y="11.416cm">
          <draw:text-box>
            <text:p text:style-name="P1"><text:span text:style-name="T2">Gowtham Junior college, Hyderabad</text:span></text:p>
          </draw:text-box>
        </draw:frame>
        <draw:frame draw:style-name="gr2" draw:text-style-name="P3" draw:layer="layout" svg:width="8.549cm" svg:height="0.454cm" svg:x="2.544cm" svg:y="12.319cm">
          <draw:text-box>
            <text:p text:style-name="P1"><text:span text:style-name="T6">2006</text:span><text:span text:style-name="T2"> – State Board of Secondary Education</text:span></text:p>
          </draw:text-box>
        </draw:frame>
        <draw:frame draw:style-name="gr2" draw:text-style-name="P3" draw:layer="layout" svg:width="12.774cm" svg:height="0.454cm" svg:x="2.544cm" svg:y="12.77cm">
          <draw:text-box>
            <text:p text:style-name="P1"><text:span text:style-name="T2">Specialization: Maths, Science (Physics, Biology), Social Studies <text:s text:c="2"/></text:span></text:p>
          </draw:text-box>
        </draw:frame>
        <draw:frame draw:style-name="gr2" draw:text-style-name="P3" draw:layer="layout" svg:width="9.006cm" svg:height="0.454cm" svg:x="2.544cm" svg:y="13.222cm">
          <draw:text-box>
            <text:p text:style-name="P1"><text:span text:style-name="T2">Shanthi Niketan High School, Hyderabad <text:s text:c="8"/></text:span></text:p>
          </draw:text-box>
        </draw:frame>
        <draw:line draw:style-name="gr3" draw:text-style-name="P4" draw:layer="layout" svg:x1="2.543cm" svg:y1="14.523cm" svg:x2="16.146cm" svg:y2="14.523cm">
          <text:p/>
        </draw:line>
        <draw:polygon draw:style-name="gr5" draw:text-style-name="P6" draw:layer="layout" svg:width="5.778cm" svg:height="0.04cm" svg:x="2.522cm" svg:y="15.028cm" svg:viewBox="0 0 5779 41" draw:points="0,0 18,18 39,41 5741,41 5758,18 5779,0">
          <text:p/>
        </draw:polygon>
        <draw:polygon draw:style-name="gr5" draw:text-style-name="P6" draw:layer="layout" svg:width="1.217cm" svg:height="0.04cm" svg:x="8.262cm" svg:y="15.028cm" svg:viewBox="0 0 1218 41" draw:points="0,0 17,18 38,41 1179,41 1196,18 1218,0">
          <text:p/>
        </draw:polygon>
        <draw:polygon draw:style-name="gr5" draw:text-style-name="P6" draw:layer="layout" svg:width="9.458cm" svg:height="0.04cm" svg:x="9.44cm" svg:y="15.028cm" svg:viewBox="0 0 9459 41" draw:points="0,0 17,18 39,41 9420,41 9438,18 9459,0">
          <text:p/>
        </draw:polygon>
        <draw:polygon draw:style-name="gr5" draw:text-style-name="P6" draw:layer="layout" svg:width="5.739cm" svg:height="0.038cm" svg:x="2.54cm" svg:y="15.515cm" svg:viewBox="0 0 5740 39" draw:points="21,0 0,18 21,39 5723,39 5740,18 5723,0">
          <text:p/>
        </draw:polygon>
        <draw:polygon draw:style-name="gr5" draw:text-style-name="P6" draw:layer="layout" svg:width="1.178cm" svg:height="0.038cm" svg:x="8.279cm" svg:y="15.515cm" svg:viewBox="0 0 1179 39" draw:points="21,0 0,18 21,39 1162,39 1179,18 1162,0">
          <text:p/>
        </draw:polygon>
        <draw:polygon draw:style-name="gr5" draw:text-style-name="P6" draw:layer="layout" svg:width="9.42cm" svg:height="0.038cm" svg:x="9.457cm" svg:y="15.515cm" svg:viewBox="0 0 9421 39" draw:points="22,0 0,18 22,39 9403,39 9421,18 9403,0">
          <text:p/>
        </draw:polygon>
        <draw:polygon draw:style-name="gr5" draw:text-style-name="P6" draw:layer="layout" svg:width="5.739cm" svg:height="0.038cm" svg:x="2.54cm" svg:y="16.002cm" svg:viewBox="0 0 5740 39" draw:points="21,0 0,18 21,39 5723,39 5740,18 5723,0">
          <text:p/>
        </draw:polygon>
        <draw:polygon draw:style-name="gr5" draw:text-style-name="P6" draw:layer="layout" svg:width="1.178cm" svg:height="0.038cm" svg:x="8.279cm" svg:y="16.002cm" svg:viewBox="0 0 1179 39" draw:points="21,0 0,18 21,39 1162,39 1179,18 1162,0">
          <text:p/>
        </draw:polygon>
        <draw:polygon draw:style-name="gr5" draw:text-style-name="P6" draw:layer="layout" svg:width="9.42cm" svg:height="0.038cm" svg:x="9.457cm" svg:y="16.002cm" svg:viewBox="0 0 9421 39" draw:points="22,0 0,18 22,39 9403,39 9421,18 9403,0">
          <text:p/>
        </draw:polygon>
        <draw:polygon draw:style-name="gr5" draw:text-style-name="P6" draw:layer="layout" svg:width="5.778cm" svg:height="0.039cm" svg:x="2.522cm" svg:y="16.488cm" svg:viewBox="0 0 5779 40" draw:points="39,0 18,18 0,40 5779,40 5758,18 5741,0">
          <text:p/>
        </draw:polygon>
        <draw:polygon draw:style-name="gr5" draw:text-style-name="P6" draw:layer="layout" svg:width="1.217cm" svg:height="0.039cm" svg:x="8.262cm" svg:y="16.488cm" svg:viewBox="0 0 1218 40" draw:points="38,0 17,18 0,40 1218,40 1196,18 1179,0">
          <text:p/>
        </draw:polygon>
        <draw:polygon draw:style-name="gr5" draw:text-style-name="P6" draw:layer="layout" svg:width="9.458cm" svg:height="0.039cm" svg:x="9.44cm" svg:y="16.488cm" svg:viewBox="0 0 9459 40" draw:points="39,0 17,18 0,40 9459,40 9438,18 9420,0">
          <text:p/>
        </draw:polygon>
        <draw:polygon draw:style-name="gr5" draw:text-style-name="P6" draw:layer="layout" svg:width="0.039cm" svg:height="0.525cm" svg:x="2.522cm" svg:y="15.028cm" svg:viewBox="0 0 40 526" draw:points="0,526 19,505 40,488 40,39 19,17 0,0">
          <text:p/>
        </draw:polygon>
        <draw:polygon draw:style-name="gr5" draw:text-style-name="P6" draw:layer="layout" svg:width="0.039cm" svg:height="0.525cm" svg:x="2.522cm" svg:y="15.515cm" svg:viewBox="0 0 40 526" draw:points="0,526 19,505 40,487 40,38 19,17 0,0">
          <text:p/>
        </draw:polygon>
        <draw:polygon draw:style-name="gr5" draw:text-style-name="P6" draw:layer="layout" svg:width="0.039cm" svg:height="0.525cm" svg:x="2.522cm" svg:y="16.002cm" svg:viewBox="0 0 40 526" draw:points="0,526 19,505 40,487 40,39 19,18 0,0">
          <text:p/>
        </draw:polygon>
        <draw:polygon draw:style-name="gr5" draw:text-style-name="P6" draw:layer="layout" svg:width="0.038cm" svg:height="0.487cm" svg:x="8.262cm" svg:y="15.045cm" svg:viewBox="0 0 39 488" draw:points="0,471 18,488 39,471 39,22 18,0 0,22">
          <text:p/>
        </draw:polygon>
        <draw:polygon draw:style-name="gr5" draw:text-style-name="P6" draw:layer="layout" svg:width="0.038cm" svg:height="0.487cm" svg:x="8.262cm" svg:y="15.532cm" svg:viewBox="0 0 39 488" draw:points="0,471 18,488 39,471 39,21 18,0 0,21">
          <text:p/>
        </draw:polygon>
        <draw:polygon draw:style-name="gr5" draw:text-style-name="P6" draw:layer="layout" svg:width="0.038cm" svg:height="0.487cm" svg:x="8.262cm" svg:y="16.019cm" svg:viewBox="0 0 39 488" draw:points="0,470 18,488 39,470 39,21 18,0 0,21">
          <text:p/>
        </draw:polygon>
        <draw:polygon draw:style-name="gr5" draw:text-style-name="P6" draw:layer="layout" svg:width="0.039cm" svg:height="0.487cm" svg:x="9.44cm" svg:y="15.045cm" svg:viewBox="0 0 40 488" draw:points="0,471 18,488 40,471 40,22 18,0 0,22">
          <text:p/>
        </draw:polygon>
        <draw:polygon draw:style-name="gr5" draw:text-style-name="P6" draw:layer="layout" svg:width="0.039cm" svg:height="0.487cm" svg:x="9.44cm" svg:y="15.532cm" svg:viewBox="0 0 40 488" draw:points="0,471 18,488 40,471 40,21 18,0 0,21">
          <text:p/>
        </draw:polygon>
        <draw:polygon draw:style-name="gr5" draw:text-style-name="P6" draw:layer="layout" svg:width="0.039cm" svg:height="0.487cm" svg:x="9.44cm" svg:y="16.019cm" svg:viewBox="0 0 40 488" draw:points="0,470 18,488 40,470 40,21 18,0 0,21">
          <text:p/>
        </draw:polygon>
        <draw:polygon draw:style-name="gr5" draw:text-style-name="P6" draw:layer="layout" svg:width="0.039cm" svg:height="0.525cm" svg:x="18.859cm" svg:y="15.028cm" svg:viewBox="0 0 40 526" draw:points="0,488 19,505 40,526 40,0 19,17 0,39">
          <text:p/>
        </draw:polygon>
        <draw:polygon draw:style-name="gr5" draw:text-style-name="P6" draw:layer="layout" svg:width="0.039cm" svg:height="0.525cm" svg:x="18.859cm" svg:y="15.515cm" svg:viewBox="0 0 40 526" draw:points="0,487 19,505 40,526 40,0 19,17 0,38">
          <text:p/>
        </draw:polygon>
        <draw:polygon draw:style-name="gr5" draw:text-style-name="P6" draw:layer="layout" svg:width="0.039cm" svg:height="0.525cm" svg:x="18.859cm" svg:y="16.002cm" svg:viewBox="0 0 40 526" draw:points="0,487 19,505 40,526 40,0 19,18 0,39">
          <text:p/>
        </draw:polygon>
        <draw:frame draw:style-name="gr2" draw:text-style-name="P3" draw:layer="layout" svg:width="13.633cm" svg:height="0.454cm" svg:x="2.544cm" svg:y="14.125cm">
          <draw:text-box>
            <text:p text:style-name="P1"><text:span text:style-name="T4">PROFESSIONAL EXPERIENCE <text:s text:c="54"/></text:span></text:p>
          </draw:text-box>
        </draw:frame>
        <draw:frame draw:style-name="gr2" draw:text-style-name="P3" draw:layer="layout" svg:width="2.39cm" svg:height="0.454cm" svg:x="2.734cm" svg:y="15.063cm">
          <draw:text-box>
            <text:p text:style-name="P1"><text:span text:style-name="T6">Industry <text:s text:c="3"/></text:span></text:p>
          </draw:text-box>
        </draw:frame>
        <draw:frame draw:style-name="gr2" draw:text-style-name="P3" draw:layer="layout" svg:width="0.387cm" svg:height="0.454cm" svg:x="8.474cm" svg:y="15.063cm">
          <draw:text-box>
            <text:p text:style-name="P1"><text:span text:style-name="T6">:</text:span></text:p>
          </draw:text-box>
        </draw:frame>
        <draw:frame draw:style-name="gr2" draw:text-style-name="P3" draw:layer="layout" svg:width="4.489cm" svg:height="0.454cm" svg:x="9.652cm" svg:y="15.063cm">
          <draw:text-box>
            <text:p text:style-name="P1"><text:span text:style-name="T2">Commercial Insurance </text:span></text:p>
          </draw:text-box>
        </draw:frame>
        <draw:frame draw:style-name="gr2" draw:text-style-name="P3" draw:layer="layout" svg:width="2.771cm" svg:height="0.454cm" svg:x="2.734cm" svg:y="15.55cm">
          <draw:text-box>
            <text:p text:style-name="P1"><text:span text:style-name="T6">Service Area</text:span></text:p>
          </draw:text-box>
        </draw:frame>
        <draw:frame draw:style-name="gr2" draw:text-style-name="P3" draw:layer="layout" svg:width="0.387cm" svg:height="0.454cm" svg:x="8.474cm" svg:y="15.55cm">
          <draw:text-box>
            <text:p text:style-name="P1"><text:span text:style-name="T2">:</text:span></text:p>
          </draw:text-box>
        </draw:frame>
        <draw:frame draw:style-name="gr2" draw:text-style-name="P3" draw:layer="layout" svg:width="2.068cm" svg:height="0.454cm" svg:x="9.652cm" svg:y="15.55cm">
          <draw:text-box>
            <text:p text:style-name="P1"><text:span text:style-name="T2">Consulting</text:span></text:p>
          </draw:text-box>
        </draw:frame>
        <draw:frame draw:style-name="gr2" draw:text-style-name="P3" draw:layer="layout" svg:width="2.682cm" svg:height="0.454cm" svg:x="2.734cm" svg:y="16.037cm">
          <draw:text-box>
            <text:p text:style-name="P1"><text:span text:style-name="T6">Service Line</text:span></text:p>
          </draw:text-box>
        </draw:frame>
        <draw:frame draw:style-name="gr2" draw:text-style-name="P3" draw:layer="layout" svg:width="0.387cm" svg:height="0.454cm" svg:x="8.474cm" svg:y="16.037cm">
          <draw:text-box>
            <text:p text:style-name="P1"><text:span text:style-name="T2">:</text:span></text:p>
          </draw:text-box>
        </draw:frame>
        <draw:frame draw:style-name="gr2" draw:text-style-name="P3" draw:layer="layout" svg:width="2.356cm" svg:height="0.454cm" svg:x="9.652cm" svg:y="16.037cm">
          <draw:text-box>
            <text:p text:style-name="P1"><text:span text:style-name="T2">Outsourcing</text:span></text:p>
          </draw:text-box>
        </draw:frame>
        <draw:line draw:style-name="gr3" draw:text-style-name="P4" draw:layer="layout" svg:x1="2.543cm" svg:y1="17.374cm" svg:x2="6.445cm" svg:y2="17.374cm">
          <text:p/>
        </draw:line>
        <draw:frame draw:style-name="gr2" draw:text-style-name="P3" draw:layer="layout" svg:width="3.914cm" svg:height="0.454cm" svg:x="2.544cm" svg:y="16.975cm">
          <draw:text-box>
            <text:p text:style-name="P1"><text:span text:style-name="T4">ORGANIZATION I :</text:span></text:p>
          </draw:text-box>
        </draw:frame>
        <draw:frame draw:style-name="gr2" draw:text-style-name="P3" draw:layer="layout" svg:width="11.94cm" svg:height="0.454cm" svg:x="2.544cm" svg:y="17.878cm">
          <draw:text-box>
            <text:p text:style-name="P1"><text:span text:style-name="T2">Company <text:s text:c="13"/>: <text:s text:c="3"/>Cognizant Technology Solutions Pvt Ltd,</text:span></text:p>
          </draw:text-box>
        </draw:frame>
        <draw:frame draw:style-name="gr2" draw:text-style-name="P3" draw:layer="layout" svg:width="10.907cm" svg:height="0.454cm" svg:x="2.544cm" svg:y="18.782cm">
          <draw:text-box>
            <text:p text:style-name="P1"><text:span text:style-name="T2">Duration <text:s text:c="14"/>: <text:s text:c="3"/>June 04,2014 -September 08,2017</text:span></text:p>
          </draw:text-box>
        </draw:frame>
        <draw:frame draw:style-name="gr2" draw:text-style-name="P3" draw:layer="layout" svg:width="9.006cm" svg:height="0.454cm" svg:x="2.544cm" svg:y="19.685cm">
          <draw:text-box>
            <text:p text:style-name="P1"><text:span text:style-name="T2">Positions <text:s text:c="14"/>: <text:s text:c="2"/>Senior Process Associate.</text:span></text:p>
          </draw:text-box>
        </draw:frame>
        <draw:line draw:style-name="gr3" draw:text-style-name="P4" draw:layer="layout" svg:x1="2.543cm" svg:y1="20.986cm" svg:x2="4.949cm" svg:y2="20.986cm">
          <text:p/>
        </draw:line>
        <draw:frame draw:style-name="gr2" draw:text-style-name="P3" draw:layer="layout" svg:width="2.411cm" svg:height="0.454cm" svg:x="2.544cm" svg:y="20.588cm">
          <draw:text-box>
            <text:p text:style-name="P1"><text:span text:style-name="T4">Job Profile:</text:span></text:p>
          </draw:text-box>
        </draw:frame>
        <draw:frame draw:style-name="gr4" draw:text-style-name="P5" draw:layer="layout" svg:width="0.422cm" svg:height="0.556cm" svg:x="3.179cm" svg:y="21.494cm">
          <draw:text-box>
            <text:p text:style-name="P1"><text:span text:style-name="T7"></text:span></text:p>
          </draw:text-box>
        </draw:frame>
        <draw:frame draw:style-name="gr2" draw:text-style-name="P3" draw:layer="layout" svg:width="12.512cm" svg:height="0.454cm" svg:x="3.814cm" svg:y="21.561cm">
          <draw:text-box>
            <text:p text:style-name="P1"><text:span text:style-name="T2">Handling agent, Underwriter and policy holder correspondence. </text:span></text:p>
          </draw:text-box>
        </draw:frame>
        <draw:frame draw:style-name="gr4" draw:text-style-name="P5" draw:layer="layout" svg:width="0.422cm" svg:height="0.556cm" svg:x="3.179cm" svg:y="22.397cm">
          <draw:text-box>
            <text:p text:style-name="P1"><text:span text:style-name="T7"></text:span></text:p>
          </draw:text-box>
        </draw:frame>
        <draw:frame draw:style-name="gr2" draw:text-style-name="P3" draw:layer="layout" svg:width="11.385cm" svg:height="0.454cm" svg:x="3.814cm" svg:y="22.465cm">
          <draw:text-box>
            <text:p text:style-name="P1"><text:span text:style-name="T2">Maintain, utilize and perform policy revisions for renewals.</text:span></text:p>
          </draw:text-box>
        </draw:frame>
        <draw:frame draw:style-name="gr4" draw:text-style-name="P5" draw:layer="layout" svg:width="0.422cm" svg:height="0.556cm" svg:x="3.179cm" svg:y="23.304cm">
          <draw:text-box>
            <text:p text:style-name="P1"><text:span text:style-name="T7"></text:span></text:p>
          </draw:text-box>
        </draw:frame>
        <draw:frame draw:style-name="gr2" draw:text-style-name="P3" draw:layer="layout" svg:width="14.175cm" svg:height="0.454cm" svg:x="3.814cm" svg:y="23.371cm">
          <draw:text-box>
            <text:p text:style-name="P1"><text:span text:style-name="T2">Working knowledge on state-specific rules, processing. Systems, pricing </text:span></text:p>
          </draw:text-box>
        </draw:frame>
        <draw:frame draw:style-name="gr2" draw:text-style-name="P3" draw:layer="layout" svg:width="2.123cm" svg:height="0.454cm" svg:x="3.814cm" svg:y="23.855cm">
          <draw:text-box>
            <text:p text:style-name="P1"><text:span text:style-name="T2">guidelines.</text:span></text:p>
          </draw:text-box>
        </draw:frame>
        <draw:frame draw:style-name="gr4" draw:text-style-name="P5" draw:layer="layout" svg:width="0.422cm" svg:height="0.556cm" svg:x="3.179cm" svg:y="24.658cm">
          <draw:text-box>
            <text:p text:style-name="P1"><text:span text:style-name="T7"></text:span></text:p>
          </draw:text-box>
        </draw:frame>
        <draw:polygon draw:style-name="gr5" draw:text-style-name="P6" draw:layer="layout" svg:width="0.035cm" svg:height="28.077cm" svg:x="0.811cm" svg:y="0.811cm" svg:viewBox="0 0 36 28078" draw:points="36,35 19,18 0,0 0,28078 19,28061 36,28043">
          <text:p/>
        </draw:polygon>
        <draw:polygon draw:style-name="gr5" draw:text-style-name="P6" draw:layer="layout" svg:width="0.035cm" svg:height="28.077cm" svg:x="20.154cm" svg:y="0.811cm" svg:viewBox="0 0 36 28078" draw:points="36,0 17,18 0,35 0,28043 17,28061 36,28078">
          <text:p/>
        </draw:polygon>
        <draw:polygon draw:style-name="gr5" draw:text-style-name="P6" draw:layer="layout" svg:width="19.378cm" svg:height="0.035cm" svg:x="0.811cm" svg:y="0.811cm" svg:viewBox="0 0 19379 36" draw:points="0,0 18,19 35,36 19344,36 19361,19 19379,0">
          <text:p/>
        </draw:polygon>
        <draw:polygon draw:style-name="gr5" draw:text-style-name="P6" draw:layer="layout" svg:width="19.378cm" svg:height="0.035cm" svg:x="0.811cm" svg:y="28.853cm" svg:viewBox="0 0 19379 36" draw:points="35,0 18,19 0,36 19379,36 19361,19 19344,0">
          <text:p/>
        </draw:polygon>
        <draw:frame draw:style-name="gr2" draw:text-style-name="P3" draw:layer="layout" svg:width="14.645cm" svg:height="0.454cm" svg:x="3.814cm" svg:y="24.726cm">
          <draw:text-box>
            <text:p text:style-name="P1"><text:span text:style-name="T2">Follow up with agents and underwriting for missing/inaccurate information.</text:span></text:p>
          </draw:text-box>
        </draw:frame>
      </draw:page>
      <draw:page draw:name="page2" draw:style-name="dp1" draw:master-page-name="master-page3">
        <draw:line draw:style-name="gr3" draw:text-style-name="P4" draw:layer="layout" svg:x1="2.543cm" svg:y1="2.899cm" svg:x2="6.963cm" svg:y2="2.899cm">
          <text:p/>
        </draw:line>
        <draw:frame draw:style-name="gr2" draw:text-style-name="P3" draw:layer="layout" svg:width="4.443cm" svg:height="0.454cm" svg:x="2.544cm" svg:y="2.501cm">
          <draw:text-box>
            <text:p text:style-name="P1"><text:span text:style-name="T4">Acknowledgements:</text:span></text:p>
          </draw:text-box>
        </draw:frame>
        <draw:frame draw:style-name="gr4" draw:text-style-name="P5" draw:layer="layout" svg:width="0.422cm" svg:height="0.556cm" svg:x="3.179cm" svg:y="3.407cm">
          <draw:text-box>
            <text:p text:style-name="P1"><text:span text:style-name="T7"></text:span></text:p>
          </draw:text-box>
        </draw:frame>
        <draw:frame draw:style-name="gr2" draw:text-style-name="P3" draw:layer="layout" svg:width="11.745cm" svg:height="0.454cm" svg:x="3.814cm" svg:y="3.475cm">
          <draw:text-box>
            <text:p text:style-name="P1"><text:span text:style-name="T2">Received monthly spot award for best performance in team.</text:span></text:p>
          </draw:text-box>
        </draw:frame>
        <draw:frame draw:style-name="gr4" draw:text-style-name="P5" draw:layer="layout" svg:width="0.422cm" svg:height="0.556cm" svg:x="3.179cm" svg:y="4.409cm">
          <draw:text-box>
            <text:p text:style-name="P1"><text:span text:style-name="T7"></text:span></text:p>
          </draw:text-box>
        </draw:frame>
        <draw:frame draw:style-name="gr2" draw:text-style-name="P3" draw:layer="layout" svg:width="13.477cm" svg:height="0.454cm" svg:x="3.814cm" svg:y="4.476cm">
          <draw:text-box>
            <text:p text:style-name="P1"><text:span text:style-name="T2">Received Star of the team Award for taking initiative and performing </text:span></text:p>
          </draw:text-box>
        </draw:frame>
        <draw:frame draw:style-name="gr2" draw:text-style-name="P3" draw:layer="layout" svg:width="1.886cm" svg:height="0.454cm" svg:x="3.814cm" svg:y="4.96cm">
          <draw:text-box>
            <text:p text:style-name="P1"><text:span text:style-name="T2">activities.</text:span></text:p>
          </draw:text-box>
        </draw:frame>
        <draw:frame draw:style-name="gr4" draw:text-style-name="P5" draw:layer="layout" svg:width="0.422cm" svg:height="0.556cm" svg:x="3.179cm" svg:y="5.866cm">
          <draw:text-box>
            <text:p text:style-name="P1"><text:span text:style-name="T7"></text:span></text:p>
          </draw:text-box>
        </draw:frame>
        <draw:frame draw:style-name="gr2" draw:text-style-name="P3" draw:layer="layout" svg:width="9.599cm" svg:height="0.454cm" svg:x="3.814cm" svg:y="5.933cm">
          <draw:text-box>
            <text:p text:style-name="P1"><text:span text:style-name="T2">Displayed full commitment to client deliverables.</text:span></text:p>
          </draw:text-box>
        </draw:frame>
        <draw:frame draw:style-name="gr4" draw:text-style-name="P5" draw:layer="layout" svg:width="0.422cm" svg:height="0.556cm" svg:x="3.179cm" svg:y="6.769cm">
          <draw:text-box>
            <text:p text:style-name="P1"><text:span text:style-name="T7"></text:span></text:p>
          </draw:text-box>
        </draw:frame>
        <draw:frame draw:style-name="gr2" draw:text-style-name="P3" draw:layer="layout" svg:width="14.573cm" svg:height="0.454cm" svg:x="3.814cm" svg:y="6.837cm">
          <draw:text-box>
            <text:p text:style-name="P1"><text:span text:style-name="T2">Helped team members in their Mentoring Phase guiding and training them</text:span></text:p>
          </draw:text-box>
        </draw:frame>
        <draw:frame draw:style-name="gr2" draw:text-style-name="P3" draw:layer="layout" svg:width="9.307cm" svg:height="0.454cm" svg:x="3.814cm" svg:y="7.32cm">
          <draw:text-box>
            <text:p text:style-name="P1"><text:span text:style-name="T2">with the Process Work Flows and Requirements.</text:span></text:p>
          </draw:text-box>
        </draw:frame>
        <draw:frame draw:style-name="gr4" draw:text-style-name="P5" draw:layer="layout" svg:width="0.422cm" svg:height="0.556cm" svg:x="3.179cm" svg:y="8.127cm">
          <draw:text-box>
            <text:p text:style-name="P1"><text:span text:style-name="T7"></text:span></text:p>
          </draw:text-box>
        </draw:frame>
        <draw:frame draw:style-name="gr2" draw:text-style-name="P3" draw:layer="layout" svg:width="14.615cm" svg:height="0.454cm" svg:x="3.814cm" svg:y="8.195cm">
          <draw:text-box>
            <text:p text:style-name="P1"><text:span text:style-name="T2">Ensuring Productivity and Quality Score to be 100 % with regards to Client </text:span></text:p>
          </draw:text-box>
        </draw:frame>
        <draw:frame draw:style-name="gr2" draw:text-style-name="P3" draw:layer="layout" svg:width="3.575cm" svg:height="0.454cm" svg:x="3.814cm" svg:y="8.678cm">
          <draw:text-box>
            <text:p text:style-name="P1"><text:span text:style-name="T2">Core Deliverables.</text:span></text:p>
          </draw:text-box>
        </draw:frame>
        <draw:line draw:style-name="gr3" draw:text-style-name="P4" draw:layer="layout" svg:x1="2.543cm" svg:y1="11.235cm" svg:x2="5.122cm" svg:y2="11.235cm">
          <text:p/>
        </draw:line>
        <draw:frame draw:style-name="gr2" draw:text-style-name="P3" draw:layer="layout" svg:width="2.584cm" svg:height="0.454cm" svg:x="2.544cm" svg:y="10.837cm">
          <draw:text-box>
            <text:p text:style-name="P1"><text:span text:style-name="T4">SKILLS SET:</text:span></text:p>
          </draw:text-box>
        </draw:frame>
        <draw:frame draw:style-name="gr2" draw:text-style-name="P3" draw:layer="layout" svg:width="0.387cm" svg:height="0.509cm" svg:x="3.179cm" svg:y="11.74cm">
          <draw:text-box>
            <text:p text:style-name="P1"><text:span text:style-name="T8"></text:span></text:p>
          </draw:text-box>
        </draw:frame>
        <draw:frame draw:style-name="gr2" draw:text-style-name="P3" draw:layer="layout" svg:width="9.032cm" svg:height="0.454cm" svg:x="3.814cm" svg:y="11.772cm">
          <draw:text-box>
            <text:p text:style-name="P1"><text:span text:style-name="T2">Good Communication and Interpersonal Skills.</text:span></text:p>
          </draw:text-box>
        </draw:frame>
        <draw:frame draw:style-name="gr2" draw:text-style-name="P3" draw:layer="layout" svg:width="0.387cm" svg:height="0.509cm" svg:x="3.179cm" svg:y="12.245cm">
          <draw:text-box>
            <text:p text:style-name="P1"><text:span text:style-name="T8"></text:span></text:p>
          </draw:text-box>
        </draw:frame>
        <draw:frame draw:style-name="gr2" draw:text-style-name="P3" draw:layer="layout" svg:width="5.188cm" svg:height="0.454cm" svg:x="3.814cm" svg:y="12.276cm">
          <draw:text-box>
            <text:p text:style-name="P1"><text:span text:style-name="T2">Innovative and self-reliant.</text:span></text:p>
          </draw:text-box>
        </draw:frame>
        <draw:frame draw:style-name="gr2" draw:text-style-name="P3" draw:layer="layout" svg:width="0.387cm" svg:height="0.509cm" svg:x="3.179cm" svg:y="12.753cm">
          <draw:text-box>
            <text:p text:style-name="P1"><text:span text:style-name="T8"></text:span></text:p>
          </draw:text-box>
        </draw:frame>
        <draw:frame draw:style-name="gr2" draw:text-style-name="P3" draw:layer="layout" svg:width="5.874cm" svg:height="0.454cm" svg:x="3.814cm" svg:y="12.784cm">
          <draw:text-box>
            <text:p text:style-name="P1"><text:span text:style-name="T2">Optimistic and self-motivated.</text:span></text:p>
          </draw:text-box>
        </draw:frame>
        <draw:frame draw:style-name="gr2" draw:text-style-name="P3" draw:layer="layout" svg:width="0.387cm" svg:height="0.509cm" svg:x="3.179cm" svg:y="13.257cm">
          <draw:text-box>
            <text:p text:style-name="P1"><text:span text:style-name="T8"></text:span></text:p>
          </draw:text-box>
        </draw:frame>
        <draw:frame draw:style-name="gr2" draw:text-style-name="P3" draw:layer="layout" svg:width="9.726cm" svg:height="0.454cm" svg:x="3.814cm" svg:y="13.289cm">
          <draw:text-box>
            <text:p text:style-name="P1"><text:span text:style-name="T2">Adapt easily to new concepts and responsibilities.</text:span></text:p>
          </draw:text-box>
        </draw:frame>
        <draw:frame draw:style-name="gr2" draw:text-style-name="P3" draw:layer="layout" svg:width="0.387cm" svg:height="0.509cm" svg:x="3.179cm" svg:y="13.765cm">
          <draw:text-box>
            <text:p text:style-name="P1"><text:span text:style-name="T8"></text:span></text:p>
          </draw:text-box>
        </draw:frame>
        <draw:frame draw:style-name="gr2" draw:text-style-name="P3" draw:layer="layout" svg:width="7.783cm" svg:height="0.454cm" svg:x="3.814cm" svg:y="13.797cm">
          <draw:text-box>
            <text:p text:style-name="P1"><text:span text:style-name="T2">Potential to learn and specialize quickly.</text:span></text:p>
          </draw:text-box>
        </draw:frame>
        <draw:frame draw:style-name="gr2" draw:text-style-name="P3" draw:layer="layout" svg:width="0.387cm" svg:height="0.509cm" svg:x="3.179cm" svg:y="14.27cm">
          <draw:text-box>
            <text:p text:style-name="P1"><text:span text:style-name="T8"></text:span></text:p>
          </draw:text-box>
        </draw:frame>
        <draw:frame draw:style-name="gr2" draw:text-style-name="P3" draw:layer="layout" svg:width="4.24cm" svg:height="0.454cm" svg:x="3.814cm" svg:y="14.301cm">
          <draw:text-box>
            <text:p text:style-name="P1"><text:span text:style-name="T2">Good Team facilitator.</text:span></text:p>
          </draw:text-box>
        </draw:frame>
        <draw:line draw:style-name="gr3" draw:text-style-name="P4" draw:layer="layout" svg:x1="2.543cm" svg:y1="16.982cm" svg:x2="8.12cm" svg:y2="16.982cm">
          <text:p/>
        </draw:line>
        <draw:frame draw:style-name="gr2" draw:text-style-name="P3" draw:layer="layout" svg:width="5.602cm" svg:height="0.454cm" svg:x="2.544cm" svg:y="16.584cm">
          <draw:text-box>
            <text:p text:style-name="P1"><text:span text:style-name="T4"><text:s/></text:span><text:span text:style-name="T4">TECHNOLOGICAL SKILLS:</text:span></text:p>
          </draw:text-box>
        </draw:frame>
        <draw:frame draw:style-name="gr2" draw:text-style-name="P3" draw:layer="layout" svg:width="0.387cm" svg:height="0.509cm" svg:x="3.179cm" svg:y="17.487cm">
          <draw:text-box>
            <text:p text:style-name="P1"><text:span text:style-name="T8"></text:span></text:p>
          </draw:text-box>
        </draw:frame>
        <draw:frame draw:style-name="gr2" draw:text-style-name="P3" draw:layer="layout" svg:width="13.735cm" svg:height="0.454cm" svg:x="3.814cm" svg:y="17.519cm">
          <draw:text-box>
            <text:p text:style-name="P1"><text:span text:style-name="T2">Well versed with MS-Office applications- Word, excel and power point, </text:span></text:p>
          </draw:text-box>
        </draw:frame>
        <draw:frame draw:style-name="gr2" draw:text-style-name="P3" draw:layer="layout" svg:width="1.568cm" svg:height="0.454cm" svg:x="3.814cm" svg:y="17.991cm">
          <draw:text-box>
            <text:p text:style-name="P1"><text:span text:style-name="T2">outlook.</text:span></text:p>
          </draw:text-box>
        </draw:frame>
        <draw:frame draw:style-name="gr2" draw:text-style-name="P3" draw:layer="layout" svg:width="0.387cm" svg:height="0.509cm" svg:x="3.179cm" svg:y="18.443cm">
          <draw:text-box>
            <text:p text:style-name="P1"><text:span text:style-name="T8"></text:span></text:p>
          </draw:text-box>
        </draw:frame>
        <draw:frame draw:style-name="gr2" draw:text-style-name="P3" draw:layer="layout" svg:width="7.317cm" svg:height="0.454cm" svg:x="3.814cm" svg:y="18.475cm">
          <draw:text-box>
            <text:p text:style-name="P1"><text:span text:style-name="T2">Internet explorer and search engines.</text:span></text:p>
          </draw:text-box>
        </draw:frame>
        <draw:line draw:style-name="gr3" draw:text-style-name="P4" draw:layer="layout" svg:x1="2.949cm" svg:y1="20.623cm" svg:x2="7.302cm" svg:y2="20.623cm">
          <text:p/>
        </draw:line>
        <draw:frame draw:style-name="gr2" draw:text-style-name="P3" draw:layer="layout" svg:width="4.785cm" svg:height="0.454cm" svg:x="2.544cm" svg:y="20.224cm">
          <draw:text-box>
            <text:p text:style-name="P1"><text:span text:style-name="T4"><text:s text:c="3"/></text:span><text:span text:style-name="T4">EXTRA CURRICULAR</text:span></text:p>
          </draw:text-box>
        </draw:frame>
        <draw:frame draw:style-name="gr2" draw:text-style-name="P3" draw:layer="layout" svg:width="0.387cm" svg:height="0.509cm" svg:x="3.179cm" svg:y="21.128cm">
          <draw:text-box>
            <text:p text:style-name="P1"><text:span text:style-name="T8"></text:span></text:p>
          </draw:text-box>
        </draw:frame>
        <draw:frame draw:style-name="gr2" draw:text-style-name="P3" draw:layer="layout" svg:width="7.681cm" svg:height="0.454cm" svg:x="3.814cm" svg:y="21.159cm">
          <draw:text-box>
            <text:p text:style-name="P1"><text:span text:style-name="T2">Participated in college mock AM of IITC.</text:span></text:p>
          </draw:text-box>
        </draw:frame>
        <draw:frame draw:style-name="gr2" draw:text-style-name="P3" draw:layer="layout" svg:width="0.387cm" svg:height="0.509cm" svg:x="3.179cm" svg:y="22.084cm">
          <draw:text-box>
            <text:p text:style-name="P1"><text:span text:style-name="T8"></text:span></text:p>
          </draw:text-box>
        </draw:frame>
        <draw:frame draw:style-name="gr2" draw:text-style-name="P3" draw:layer="layout" svg:width="14.163cm" svg:height="0.454cm" svg:x="3.814cm" svg:y="22.115cm">
          <draw:text-box>
            <text:p text:style-name="P1"><text:span text:style-name="T2">Received rewards and appreciations from mentors in school and college </text:span></text:p>
          </draw:text-box>
        </draw:frame>
        <draw:frame draw:style-name="gr2" draw:text-style-name="P3" draw:layer="layout" svg:width="4.98cm" svg:height="0.454cm" svg:x="3.814cm" svg:y="22.592cm">
          <draw:text-box>
            <text:p text:style-name="P1"><text:span text:style-name="T2">events (singing, dramas).</text:span></text:p>
          </draw:text-box>
        </draw:frame>
        <draw:frame draw:style-name="gr2" draw:text-style-name="P3" draw:layer="layout" svg:width="0.387cm" svg:height="0.509cm" svg:x="3.179cm" svg:y="23.495cm">
          <draw:text-box>
            <text:p text:style-name="P1"><text:span text:style-name="T8"></text:span></text:p>
          </draw:text-box>
        </draw:frame>
        <draw:polygon draw:style-name="gr5" draw:text-style-name="P6" draw:layer="layout" svg:width="0.035cm" svg:height="28.077cm" svg:x="0.811cm" svg:y="0.811cm" svg:viewBox="0 0 36 28078" draw:points="36,35 19,18 0,0 0,28078 19,28061 36,28043">
          <text:p/>
        </draw:polygon>
        <draw:polygon draw:style-name="gr5" draw:text-style-name="P6" draw:layer="layout" svg:width="0.035cm" svg:height="28.077cm" svg:x="20.154cm" svg:y="0.811cm" svg:viewBox="0 0 36 28078" draw:points="36,0 17,18 0,35 0,28043 17,28061 36,28078">
          <text:p/>
        </draw:polygon>
        <draw:polygon draw:style-name="gr5" draw:text-style-name="P6" draw:layer="layout" svg:width="19.378cm" svg:height="0.035cm" svg:x="0.811cm" svg:y="0.811cm" svg:viewBox="0 0 19379 36" draw:points="0,0 18,19 35,36 19344,36 19361,19 19379,0">
          <text:p/>
        </draw:polygon>
        <draw:polygon draw:style-name="gr5" draw:text-style-name="P6" draw:layer="layout" svg:width="19.378cm" svg:height="0.035cm" svg:x="0.811cm" svg:y="28.853cm" svg:viewBox="0 0 19379 36" draw:points="35,0 18,19 0,36 19379,36 19361,19 19344,0">
          <text:p/>
        </draw:polygon>
        <draw:frame draw:style-name="gr2" draw:text-style-name="P3" draw:layer="layout" svg:width="11.271cm" svg:height="0.454cm" svg:x="3.814cm" svg:y="23.526cm">
          <draw:text-box>
            <text:p text:style-name="P1"><text:span text:style-name="T2">Participated in outdoor games in school and college level.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0.417cm" svg:height="0.454cm" svg:x="2.544cm" svg:y="2.501cm">
          <draw:text-box>
            <text:p text:style-name="P1"><text:span text:style-name="T9"><text:s text:c="2"/></text:span><text:span text:style-name="T9">I</text:span></text:p>
          </draw:text-box>
        </draw:frame>
        <draw:line draw:style-name="gr6" draw:text-style-name="P4" draw:layer="layout" svg:x1="2.811cm" svg:y1="2.899cm" svg:x2="2.956cm" svg:y2="2.899cm">
          <text:p/>
        </draw:line>
        <draw:line draw:style-name="gr3" draw:text-style-name="P4" draw:layer="layout" svg:x1="2.959cm" svg:y1="2.899cm" svg:x2="5.199cm" svg:y2="2.899cm">
          <text:p/>
        </draw:line>
        <draw:frame draw:style-name="gr2" draw:text-style-name="P3" draw:layer="layout" svg:width="2.525cm" svg:height="0.454cm" svg:x="2.812cm" svg:y="2.501cm">
          <draw:text-box>
            <text:p text:style-name="P1"><text:span text:style-name="T9"><text:s text:c="2"/></text:span><text:span text:style-name="T4">NTERESTS</text:span></text:p>
          </draw:text-box>
        </draw:frame>
        <draw:frame draw:style-name="gr2" draw:text-style-name="P3" draw:layer="layout" svg:width="0.387cm" svg:height="0.509cm" svg:x="3.179cm" svg:y="3.404cm">
          <draw:text-box>
            <text:p text:style-name="P1"><text:span text:style-name="T8"></text:span></text:p>
          </draw:text-box>
        </draw:frame>
        <draw:frame draw:style-name="gr2" draw:text-style-name="P3" draw:layer="layout" svg:width="3.003cm" svg:height="0.454cm" svg:x="3.814cm" svg:y="3.436cm">
          <draw:text-box>
            <text:p text:style-name="P1"><text:span text:style-name="T2">Listening Music</text:span></text:p>
          </draw:text-box>
        </draw:frame>
        <draw:frame draw:style-name="gr2" draw:text-style-name="P3" draw:layer="layout" svg:width="0.387cm" svg:height="0.509cm" svg:x="3.179cm" svg:y="3.912cm">
          <draw:text-box>
            <text:p text:style-name="P1"><text:span text:style-name="T8"></text:span></text:p>
          </draw:text-box>
        </draw:frame>
        <draw:frame draw:style-name="gr2" draw:text-style-name="P3" draw:layer="layout" svg:width="5.294cm" svg:height="0.454cm" svg:x="3.814cm" svg:y="3.944cm">
          <draw:text-box>
            <text:p text:style-name="P1"><text:span text:style-name="T2">Reading Books, Magazines,</text:span></text:p>
          </draw:text-box>
        </draw:frame>
        <draw:frame draw:style-name="gr2" draw:text-style-name="P3" draw:layer="layout" svg:width="0.387cm" svg:height="0.509cm" svg:x="3.179cm" svg:y="4.416cm">
          <draw:text-box>
            <text:p text:style-name="P1"><text:span text:style-name="T8"></text:span></text:p>
          </draw:text-box>
        </draw:frame>
        <draw:frame draw:style-name="gr2" draw:text-style-name="P3" draw:layer="layout" svg:width="1.573cm" svg:height="0.454cm" svg:x="3.814cm" svg:y="4.448cm">
          <draw:text-box>
            <text:p text:style-name="P1"><text:span text:style-name="T2">Cooking</text:span></text:p>
          </draw:text-box>
        </draw:frame>
        <draw:frame draw:style-name="gr2" draw:text-style-name="P3" draw:layer="layout" svg:width="0.387cm" svg:height="0.509cm" svg:x="3.179cm" svg:y="4.924cm">
          <draw:text-box>
            <text:p text:style-name="P1"><text:span text:style-name="T8"></text:span></text:p>
          </draw:text-box>
        </draw:frame>
        <draw:frame draw:style-name="gr2" draw:text-style-name="P3" draw:layer="layout" svg:width="13.735cm" svg:height="0.454cm" svg:x="3.814cm" svg:y="4.956cm">
          <draw:text-box>
            <text:p text:style-name="P1"><text:span text:style-name="T2">Watching Television Pro-grammes especially based on Reality shows &amp;</text:span></text:p>
          </draw:text-box>
        </draw:frame>
        <draw:frame draw:style-name="gr2" draw:text-style-name="P3" draw:layer="layout" svg:width="2.682cm" svg:height="0.454cm" svg:x="3.814cm" svg:y="5.429cm">
          <draw:text-box>
            <text:p text:style-name="P1"><text:span text:style-name="T2">comedy clips.</text:span></text:p>
          </draw:text-box>
        </draw:frame>
        <draw:line draw:style-name="gr3" draw:text-style-name="P4" draw:layer="layout" svg:x1="2.681cm" svg:y1="7.634cm" svg:x2="6.981cm" svg:y2="7.634cm">
          <text:p/>
        </draw:line>
        <draw:frame draw:style-name="gr2" draw:text-style-name="P3" draw:layer="layout" svg:width="4.451cm" svg:height="0.454cm" svg:x="2.544cm" svg:y="7.235cm">
          <draw:text-box>
            <text:p text:style-name="P1"><text:span text:style-name="T4"><text:s/></text:span><text:span text:style-name="T4">PERSONAL PROFILE</text:span></text:p>
          </draw:text-box>
        </draw:frame>
        <draw:frame draw:style-name="gr2" draw:text-style-name="P3" draw:layer="layout" svg:width="8.685cm" svg:height="0.454cm" svg:x="2.544cm" svg:y="8.138cm">
          <draw:text-box>
            <text:p text:style-name="P1"><text:span text:style-name="T2">Name <text:s text:c="29"/>- <text:s/>Deepthi Paryadha</text:span></text:p>
          </draw:text-box>
        </draw:frame>
        <draw:frame draw:style-name="gr2" draw:text-style-name="P3" draw:layer="layout" svg:width="2.542cm" svg:height="0.454cm" svg:x="2.544cm" svg:y="8.59cm">
          <draw:text-box>
            <text:p text:style-name="P1"><text:span text:style-name="T2">Work desired</text:span></text:p>
          </draw:text-box>
        </draw:frame>
        <draw:frame draw:style-name="gr2" draw:text-style-name="P3" draw:layer="layout" svg:width="3.655cm" svg:height="0.454cm" svg:x="5.874cm" svg:y="8.59cm">
          <draw:text-box>
            <text:p text:style-name="P1"><text:span text:style-name="T2"><text:s text:c="12"/></text:span><text:span text:style-name="T2">- <text:s/>Full time </text:span></text:p>
          </draw:text-box>
        </draw:frame>
        <draw:frame draw:style-name="gr2" draw:text-style-name="P3" draw:layer="layout" svg:width="2.14cm" svg:height="0.454cm" svg:x="2.544cm" svg:y="9.041cm">
          <draw:text-box>
            <text:p text:style-name="P1"><text:span text:style-name="T2">Citizenship</text:span></text:p>
          </draw:text-box>
        </draw:frame>
        <draw:frame draw:style-name="gr2" draw:text-style-name="P3" draw:layer="layout" svg:width="4.146cm" svg:height="0.454cm" svg:x="6.354cm" svg:y="9.041cm">
          <draw:text-box>
            <text:p text:style-name="P1"><text:span text:style-name="T2"><text:s text:c="8"/></text:span><text:span text:style-name="T2">- <text:s/>Indian Citizen </text:span></text:p>
          </draw:text-box>
        </draw:frame>
        <draw:frame draw:style-name="gr2" draw:text-style-name="P3" draw:layer="layout" svg:width="0.874cm" svg:height="0.454cm" svg:x="2.544cm" svg:y="9.493cm">
          <draw:text-box>
            <text:p text:style-name="P1"><text:span text:style-name="T2">DOB</text:span></text:p>
          </draw:text-box>
        </draw:frame>
        <draw:frame draw:style-name="gr2" draw:text-style-name="P3" draw:layer="layout" svg:width="3.765cm" svg:height="0.454cm" svg:x="5.874cm" svg:y="9.493cm">
          <draw:text-box>
            <text:p text:style-name="P1"><text:span text:style-name="T2"><text:s text:c="12"/></text:span><text:span text:style-name="T2">- 19-6-1990</text:span></text:p>
          </draw:text-box>
        </draw:frame>
        <draw:frame draw:style-name="gr2" draw:text-style-name="P3" draw:layer="layout" svg:width="6.983cm" svg:height="0.454cm" svg:x="2.544cm" svg:y="9.945cm">
          <draw:text-box>
            <text:p text:style-name="P1"><text:span text:style-name="T2">Experience <text:s text:c="20"/>- 17months</text:span></text:p>
          </draw:text-box>
        </draw:frame>
        <draw:frame draw:style-name="gr2" draw:text-style-name="P3" draw:layer="layout" svg:width="9.493cm" svg:height="0.454cm" svg:x="2.544cm" svg:y="10.396cm">
          <draw:text-box>
            <text:p text:style-name="P1"><text:span text:style-name="T2">Linguistic Proficiency <text:s text:c="5"/>- English, Hindi, Telugu, </text:span></text:p>
          </draw:text-box>
        </draw:frame>
        <draw:frame draw:style-name="gr2" draw:text-style-name="P3" draw:layer="layout" svg:width="6.78cm" svg:height="0.454cm" svg:x="2.544cm" svg:y="10.848cm">
          <draw:text-box>
            <text:p text:style-name="P1"><text:span text:style-name="T2">Marital Status <text:s text:c="16"/>- <text:s/>Married.</text:span></text:p>
          </draw:text-box>
        </draw:frame>
        <draw:line draw:style-name="gr3" draw:text-style-name="P4" draw:layer="layout" svg:x1="2.543cm" svg:y1="13.504cm" svg:x2="5.598cm" svg:y2="13.504cm">
          <text:p/>
        </draw:line>
        <draw:frame draw:style-name="gr2" draw:text-style-name="P3" draw:layer="layout" svg:width="3.063cm" svg:height="0.454cm" svg:x="2.544cm" svg:y="13.105cm">
          <draw:text-box>
            <text:p text:style-name="P1"><text:span text:style-name="T4">DECLARATION</text:span></text:p>
          </draw:text-box>
        </draw:frame>
        <draw:frame draw:style-name="gr7" draw:text-style-name="P7" draw:layer="layout" svg:width="15.39cm" svg:height="0.412cm" svg:x="2.544cm" svg:y="14.01cm">
          <draw:text-box>
            <text:p text:style-name="P1"><text:span text:style-name="T10">I here by declare that all the information furnished is true to the best of my knowledge.</text:span></text:p>
          </draw:text-box>
        </draw:frame>
        <draw:frame draw:style-name="gr7" draw:text-style-name="P7" draw:layer="layout" svg:width="15.2cm" svg:height="0.412cm" svg:x="2.544cm" svg:y="15.244cm">
          <draw:text-box>
            <text:p text:style-name="P1"><text:span text:style-name="T10">DATE:29-06-2018 <text:s text:c="95"/></text:span><text:span text:style-name="T11">Deepthi</text:span></text:p>
          </draw:text-box>
        </draw:frame>
        <draw:frame draw:style-name="gr7" draw:text-style-name="P7" draw:layer="layout" svg:width="3.219cm" svg:height="0.412cm" svg:x="2.544cm" svg:y="15.653cm">
          <draw:text-box>
            <text:p text:style-name="P1"><text:span text:style-name="T10">PLACE: Düsseldorf</text:span></text:p>
          </draw:text-box>
        </draw:frame>
        <draw:frame draw:style-name="gr2" draw:text-style-name="P3" draw:layer="layout" svg:width="15.746cm" svg:height="0.454cm" svg:x="2.544cm" svg:y="17.028cm">
          <draw:text-box>
            <text:p text:style-name="P1"><text:span text:style-name="T2">I appreciate your time reviewing my application, and it will be a pleasure for me </text:span></text:p>
          </draw:text-box>
        </draw:frame>
        <draw:polygon draw:style-name="gr5" draw:text-style-name="P6" draw:layer="layout" svg:width="0.035cm" svg:height="28.077cm" svg:x="0.811cm" svg:y="0.811cm" svg:viewBox="0 0 36 28078" draw:points="36,35 19,18 0,0 0,28078 19,28061 36,28043">
          <text:p/>
        </draw:polygon>
        <draw:polygon draw:style-name="gr5" draw:text-style-name="P6" draw:layer="layout" svg:width="0.035cm" svg:height="28.077cm" svg:x="20.154cm" svg:y="0.811cm" svg:viewBox="0 0 36 28078" draw:points="36,0 17,18 0,35 0,28043 17,28061 36,28078">
          <text:p/>
        </draw:polygon>
        <draw:polygon draw:style-name="gr5" draw:text-style-name="P6" draw:layer="layout" svg:width="19.378cm" svg:height="0.035cm" svg:x="0.811cm" svg:y="0.811cm" svg:viewBox="0 0 19379 36" draw:points="0,0 18,19 35,36 19344,36 19361,19 19379,0">
          <text:p/>
        </draw:polygon>
        <draw:polygon draw:style-name="gr5" draw:text-style-name="P6" draw:layer="layout" svg:width="19.378cm" svg:height="0.035cm" svg:x="0.811cm" svg:y="28.853cm" svg:viewBox="0 0 19379 36" draw:points="35,0 18,19 0,36 19379,36 19361,19 19344,0">
          <text:p/>
        </draw:polygon>
        <draw:frame draw:style-name="gr2" draw:text-style-name="P3" draw:layer="layout" svg:width="8.244cm" svg:height="0.454cm" svg:x="2.544cm" svg:y="17.48cm">
          <draw:text-box>
            <text:p text:style-name="P1"><text:span text:style-name="T2">to attend an interview with your compan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Standard Symbols L1" svg:font-family="'Standard Symbols L'"/>
    <style:font-face style:name="DejaVu Sans" svg:font-family="'DejaVu Sans'" style:font-pitch="variable"/>
    <style:font-face style:name="Liberation Serif1" svg:font-family="'Liberation Serif'" style:font-pitch="variable"/>
    <style:font-face style:name="Standard Symbols L" svg:font-family="'Standard Symbol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9T12:13:27.774193087</dc:date>
    <meta:editing-duration>PT2M6S</meta:editing-duration>
    <meta:editing-cycles>1</meta:editing-cycles>
    <meta:document-statistic meta:object-count="161"/>
    <meta:generator>LibreOffice/5.1.6.2$Linux_X86_64 LibreOffice_project/10m0$Build-2</meta:generator>
  </office:meta>
</office:document-meta>
</file>